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9d1f" officeooo:paragraph-rsid="00039d1f"/>
    </style:style>
    <style:style style:name="T1" style:family="text">
      <style:text-properties officeooo:rsid="00048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scaling group</text:p>
      <text:p text:style-name="P1"><text:tab/>launch template</text:p>
      <text:p text:style-name="P1"><text:tab/>specify min, max</text:p>
      <text:p text:style-name="P1"><text:tab/>scale in/ out, know the metrics</text:p>
      <text:p text:style-name="P1">- cloudwatch</text:p>
      <text:p text:style-name="P1">scaling policies</text:p>
      <text:p text:style-name="P1"/>
      <text:p text:style-name="P1"><text:span text:style-name="T1">elastic/application </text:span>load balancer</text:p>
      <text:p text:style-name="P1"/>
      <text:p text:style-name="P1">link them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7:23:50.961949183</meta:creation-date>
    <dc:date>2023-07-21T17:42:44.542449258</dc:date>
    <meta:editing-duration>PT18M53S</meta:editing-duration>
    <meta:editing-cycles>2</meta:editing-cycles>
    <meta:generator>LibreOffice/7.5.4.2$MacOSX_AARCH64 LibreOffice_project/36ccfdc35048b057fd9854c757a8b67ec53977b6</meta:generator>
    <meta:document-statistic meta:table-count="0" meta:image-count="0" meta:object-count="0" meta:page-count="1" meta:paragraph-count="8" meta:word-count="22" meta:character-count="152" meta:non-whitespace-character-count="135"/>
  </office:meta>
</office:document-meta>
</file>